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8080" draw:auto-grow-height="false" fo:wrap-option="wrap"/>
    </style:style>
    <style:style style:name="gr11" style:family="graphic" style:parent-style-name="standard">
      <style:graphic-properties draw:auto-grow-height="false" fo:wrap-option="wrap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polygon draw:style-name="gr1" draw:text-style-name="P1" draw:layer="layout" svg:width="-28.099cm" svg:height="-7.799cm" svg:x="28.9cm" svg:y="20cm" svg:viewBox="0 0 -28100 -7800" draw:points="28100,7800 28100,2069 25900,0 23600,2149 20800,80 18000,2149 13100,0 9400,2229 6800,0 4900,2308 2400,0 0,2069 0,7800">
          <text:p/>
        </draw:polygon>
        <draw:polygon draw:style-name="gr2" draw:text-style-name="P1" draw:layer="layout" svg:width="28.099cm" svg:height="9.799cm" svg:x="0.6cm" svg:y="1cm" svg:viewBox="0 0 28100 9800" draw:points="0,9800 0,2600 2200,0 4500,2700 7300,100 10100,2700 15000,0 18700,2800 21300,0 23200,2900 25700,0 28100,2600 28100,9800">
          <text:p/>
        </draw:polygon>
        <draw:polygon draw:style-name="gr1" draw:text-style-name="P1" draw:layer="layout" svg:width="28.099cm" svg:height="9.799cm" svg:x="0.8cm" svg:y="2.4cm" svg:viewBox="0 0 28100 9800" draw:points="0,9800 0,2600 2200,0 4500,2700 7300,100 10100,2700 15000,0 18700,2800 21300,0 23200,2900 25700,0 28100,2600 28100,9800">
          <text:p/>
        </draw:polygon>
        <draw:polygon draw:style-name="gr3" draw:text-style-name="P1" draw:layer="layout" svg:width="28.299cm" svg:height="7.599cm" svg:x="0.7cm" svg:y="4.1cm" svg:viewBox="0 0 28300 7600" draw:points="0,7600 200,2600 2400,0 4700,2700 7500,100 10300,2700 15200,0 18900,2800 21500,0 23400,2900 25900,0 28300,2600 28100,7600">
          <text:p/>
        </draw:polygon>
        <draw:custom-shape draw:style-name="gr4" draw:text-style-name="P1" draw:layer="layout" svg:width="4.5cm" svg:height="5.5cm" svg:x="13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6cm" svg:height="6.4cm" svg:x="12.6cm" svg:y="1.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polygon draw:style-name="gr3" draw:text-style-name="P1" draw:layer="layout" svg:width="-28.299cm" svg:height="-6.099cm" svg:x="29cm" svg:y="17.8cm" svg:viewBox="0 0 -28300 -6100" draw:points="28300,6100 28100,2087 25900,0 23600,2167 20800,80 18000,2167 13100,0 9400,2247 6800,0 4900,2328 2400,0 0,2087 200,6100">
          <text:p/>
        </draw:polygon>
      </draw:page>
      <draw:page draw:name="page2" draw:style-name="dp1" draw:master-page-name="標準">
        <draw:custom-shape draw:style-name="gr6" draw:text-style-name="P1" draw:layer="layout" svg:width="27.7cm" svg:height="2.3cm" svg:x="1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2.3cm" svg:x="1.4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2.3cm" svg:x="13.7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2.3cm" svg:x="5.7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2.3cm" svg:x="18.1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2.3cm" svg:x="9.6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2.3cm" svg:x="22.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cm" svg:x="4.7cm" svg:y="6.7cm">
          <text:p/>
          <draw:enhanced-geometry svg:viewBox="0 0 21600 21600" draw:text-areas="?f4 ?f4 ?f3 ?f3" draw:type="star4" draw:modifiers="7983.1298557158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9cm" svg:height="1cm" svg:x="8.8cm" svg:y="6.6cm">
          <text:p/>
          <draw:enhanced-geometry svg:viewBox="0 0 21600 21600" draw:text-areas="?f4 ?f4 ?f3 ?f3" draw:type="star4" draw:modifiers="7983.1298557158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9cm" svg:height="1cm" svg:x="12.7cm" svg:y="6.7cm">
          <text:p/>
          <draw:enhanced-geometry svg:viewBox="0 0 21600 21600" draw:text-areas="?f4 ?f4 ?f3 ?f3" draw:type="star4" draw:modifiers="7983.1298557158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9cm" svg:height="1cm" svg:x="16.8cm" svg:y="6.6cm">
          <text:p/>
          <draw:enhanced-geometry svg:viewBox="0 0 21600 21600" draw:text-areas="?f4 ?f4 ?f3 ?f3" draw:type="star4" draw:modifiers="7983.1298557158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9cm" svg:height="1cm" svg:x="21.5cm" svg:y="6.8cm">
          <text:p/>
          <draw:enhanced-geometry svg:viewBox="0 0 21600 21600" draw:text-areas="?f4 ?f4 ?f3 ?f3" draw:type="star4" draw:modifiers="7983.1298557158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9cm" svg:height="1cm" svg:x="25.6cm" svg:y="6.7cm">
          <text:p/>
          <draw:enhanced-geometry svg:viewBox="0 0 21600 21600" draw:text-areas="?f4 ?f4 ?f3 ?f3" draw:type="star4" draw:modifiers="7983.1298557158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0" draw:layer="layout" svg:width="1.8cm" svg:height="1.7cm" svg:x="10.3cm" svg:y="6.3cm">
          <text:p/>
          <draw:enhanced-geometry svg:viewBox="0 0 11200 11200" draw:text-areas="1200 2200 10000 9000" draw:glue-points="5600 0 0 5600 5600 11200 11200 5600" draw:type="heart" draw:modifiers="1000 1000" draw:enhanced-path="M 5606 11198 C ?f0 ?f2 ?f4 ?f8 ?f4 ?f6 ?f4 ?f7 2606 -1156 5606 ?f3 8606 -1156 ?f5 ?f7 ?f5 ?f6 ?f5 ?f8 ?f1 ?f2 5606 11198 Z">
            <draw:equation draw:name="f0" draw:formula="3961-$0/2"/>
            <draw:equation draw:name="f1" draw:formula="7247+$0/2"/>
            <draw:equation draw:name="f2" draw:formula="8987-$1"/>
            <draw:equation draw:name="f3" draw:formula="1498+$1/2"/>
            <draw:equation draw:name="f4" draw:formula="400"/>
            <draw:equation draw:name="f5" draw:formula="10800"/>
            <draw:equation draw:name="f6" draw:formula="4200-$1/4"/>
            <draw:equation draw:name="f7" draw:formula="?f6-3200+$0/4"/>
            <draw:equation draw:name="f8" draw:formula="?f6+3200-$0/4"/>
            <draw:handle draw:handle-position="$0 $1" draw:handle-range-x-minimum="0" draw:handle-range-x-maximum="5600" draw:handle-range-y-minimum="0" draw:handle-range-y-maximum="5600"/>
          </draw:enhanced-geometry>
        </draw:custom-shape>
        <draw:custom-shape draw:style-name="gr11" draw:layer="layout" svg:width="0.001cm" svg:height="0.1cm" svg:x="15cm" svg:y="14.3cm">
          <text:p/>
          <draw:enhanced-geometry svg:viewBox="0 0 11200 11200" draw:text-areas="1200 2200 10000 9000" draw:glue-points="5600 0 0 5600 5600 11200 11200 5600" draw:type="heart" draw:modifiers="1000 1000" draw:enhanced-path="M 5606 11198 C ?f0 ?f2 ?f4 ?f8 ?f4 ?f6 ?f4 ?f7 2606 -1156 5606 ?f3 8606 -1156 ?f5 ?f7 ?f5 ?f6 ?f5 ?f8 ?f1 ?f2 5606 11198 Z">
            <draw:equation draw:name="f0" draw:formula="3961-$0/2"/>
            <draw:equation draw:name="f1" draw:formula="7247+$0/2"/>
            <draw:equation draw:name="f2" draw:formula="8987-$1"/>
            <draw:equation draw:name="f3" draw:formula="1498+$1/2"/>
            <draw:equation draw:name="f4" draw:formula="400"/>
            <draw:equation draw:name="f5" draw:formula="10800"/>
            <draw:equation draw:name="f6" draw:formula="4200-$1/4"/>
            <draw:equation draw:name="f7" draw:formula="?f6-3200+$0/4"/>
            <draw:equation draw:name="f8" draw:formula="?f6+3200-$0/4"/>
            <draw:handle draw:handle-position="$0 $1" draw:handle-range-x-minimum="0" draw:handle-range-x-maximum="5600" draw:handle-range-y-minimum="0" draw:handle-range-y-maximum="5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7T08:31:37.70</meta:creation-date>
    <dc:date>2014-05-07T08:34:52.46</dc:date>
    <meta:editing-duration>PT3M15S</meta:editing-duration>
    <meta:editing-cycles>1</meta:editing-cycles>
    <meta:document-statistic meta:object-count="22"/>
    <meta:generator>LibreOffice/3.4$Win32 LibreOffice_project/340m1$Build-203</meta:generator>
  </office:meta>
</office:document-meta>
</file>